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Bitstream Charter" fo:font-size="12pt" style:font-size-asian="12pt" style:font-size-complex="12pt"/>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text-properties style:font-name="Bitstream Charter" fo:font-size="12pt" style:font-size-asian="12pt" style:font-size-complex="12pt"/>
    </style:style>
    <style:style style:name="P4" style:family="paragraph" style:parent-style-name="Standard">
      <style:text-properties style:font-name="Bitstream Charter" fo:font-size="12pt" style:font-size-asian="12pt" style:font-size-complex="12pt"/>
    </style:style>
    <style:style style:name="P5" style:family="paragraph" style:parent-style-name="Standard" style:list-style-name="L1">
      <style:text-properties style:font-name="Bitstream Charter" fo:font-size="12pt" style:font-size-asian="12pt" style:font-size-complex="12pt"/>
    </style:style>
    <style:style style:name="P6" style:family="paragraph" style:parent-style-name="Standard" style:list-style-name="L2">
      <style:text-properties style:font-name="Bitstream Charter" fo:font-size="12pt" style:font-size-asian="12pt" style:font-size-complex="12pt"/>
    </style:style>
    <style:style style:name="T1" style:family="text">
      <style:text-properties style:font-name="Bitstream Charter" fo:font-size="12pt" style:font-size-asian="12pt" style:font-size-complex="12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Handover documents by Xin Yang (8th January 2014)</text:p>
      <text:p text:style-name="P4"><text:s/></text:p>
      <text:p text:style-name="P4">Some <text:s/>important JOBIDs: </text:p>
      <text:p text:style-name="P4"/>
      <text:p text:style-name="P4">1) xhjg(g): is my basic run which <text:s/>contains most of the codes I worked on, including blowing snow sea salt, bromine chemistry and updated heterogeneous reactions in both troposphere and stratosphere. The restart files can be found at location on hector:</text:p>
      <text:p text:style-name="P4">/home/n02/n02/emxin/work/um/restartfile/xhjgg-2021</text:p>
      <text:p text:style-name="P4">or on /nerc disc under:</text:p>
      <text:p text:style-name="P4">/nerc/n02/n02/emxin/hector_work/emxin/um/restartfile/xhjgg-2021</text:p>
      <text:p text:style-name="P4"/>
      <text:p text:style-name="P3">Note: since there are no halons in the model, we have to increase CH3Br emission (as a long lived Br-family) to compensate the halons Bry contribution in order to get stratospheric Bry in a reasonable level. To do this, in the subroutine 'ukca_emission_ctl.F90' line 453 (depending on the versions):</text:p>
      <text:p text:style-name="P3"><text:s text:c="13"/>em_field(:,:,k) =frcp* 0.55*emissions(:,:,l) </text:p>
      <text:p text:style-name="P3">you can change the factor from 0.55 to 0.75 to give a total Bry =~20pptv. Factor=55% results in a roughly OK CH3Br concentration in the boundary layer, but but if you are interested in stratospheric Br, then it is better to use 0.75 or 1.0 to compensate the Halons's contribution. This should be kept in mind. Or you can choose a factor=1.0 (which gives <text:s/>a total stratospheric Bry=24pptv, <text:s/>which seems a bit too high, but this choice was used in my recent Br-Cl experiments (a paper in preparation), see jobid xiizp. <text:s/></text:p>
      <text:list xml:id="list1573685227" text:style-name="L1">
        <text:list-item>
          <text:p text:style-name="P5">xizh: RCP runs:</text:p>
          <text:p text:style-name="P5">xizhb for RCP8.5 (based on Tara's Job ab728 xhkqm)</text:p>
          <text:p text:style-name="P5">xizhc <text:s/>for RCP4.5 <text:s/>(based on Tara's job xhkqd) </text:p>
          <text:p text:style-name="P5">the restart files can be re-set under umui, at model selection&gt;Atmosphere&gt;Ancillary and data files&gt;start dump&gt; </text:p>
          <text:p text:style-name="P5">Some restart files can be found at /home/n02/n02/emxin/work/um/restartfile/RCP8.5 and /home/n02/n02/emxin/work/um/restartfile/RCP4.5 </text:p>
          <text:p text:style-name="P5">or on /nerc disc at:</text:p>
          <text:p text:style-name="P5">/nerc/n02/n02/emxin/hector_work/emxin/um/restartfile/RCP8.5</text:p>
          <text:p text:style-name="P5">/nerc/n02/n02/emxin/hector_work/emxin/um/restartfile/RCP4.5</text:p>
        </text:list-item>
      </text:list>
      <text:p text:style-name="P4"/>
      <text:p text:style-name="P4"/>
      <text:p text:style-name="P4">3) xitb(o): My first Hg chemistry attempt (but results are not good at the moment, I will probably work on it later when I have time). To make a copy you can use committed revision 13761.</text:p>
      <text:p text:style-name="P4"/>
      <text:list xml:id="list623325357" text:style-name="L2">
        <text:list-item>
          <text:p text:style-name="P6">xhqu(a/i): a nudged version (Paul Telford):</text:p>
          <text:p text:style-name="P6"/>
        </text:list-item>
      </text:list>
      <text:p text:style-name="P4">How to make a branch/copy of the codes:</text:p>
      <text:p text:style-name="P4"/>
      <text:p text:style-name="P1">I would suggest to use revision 11309 for checkout. As this job contains all of the major works I have done here in CAS which are 1) blowing snow and tropospheric bromine chemistry; 2) VSLS emission and 3) stratospheric Cl-Br heterogeneous reactivations.</text:p>
      <text:p text:style-name="P1"><text:soft-page-break/></text:p>
      <text:p text:style-name="P1">you can use the following command to get the branch:</text:p>
      <text:p text:style-name="P1">cd fcm</text:p>
      <text:p text:style-name="P1">mkdir your_copies</text:p>
      <text:p text:style-name="P1">cd your_copies</text:p>
      <text:p text:style-name="P2"><text:span text:style-name="T1">fcm checkout fcm:</text:span><text:a xlink:type="simple" xlink:href="mailto:um_br/dev/emxin/VN7.3_VN7.3_UKCA_CheM_vn1.1_CheSTBr_v2@11309"><text:span text:style-name="T1">um_br/dev/emxin/VN7.3_VN7.3_UKCA_CheM_vn1.1_CheSTBr_v2@11309</text:span></text:a></text:p>
      <text:p text:style-name="P4">the following show how I set up my branch: <text:s/></text:p>
      <text:p text:style-name="P4">1) first step :</text:p>
      <text:p text:style-name="P4"/>
      <text:p text:style-name="P4">get fcm ticket (e.g. 536) </text:p>
      <text:p text:style-name="P4"/>
      <text:p text:style-name="P4">2) second step: </text:p>
      <text:p text:style-name="P4"/>
      <text:p text:style-name="P4">fcm branch-create -k 536 Hg fcm:um_tr@vn7.3 </text:p>
      <text:p text:style-name="P4">[info] Source: svn://puma/UM_svn/UM/trunk@1678 (1678) </text:p>
      <text:p text:style-name="P4">[info] nedit: starting commit message editor... </text:p>
      <text:p text:style-name="P4">UTF8 locale not supported. </text:p>
      <text:p text:style-name="P4">Change summary: </text:p>
      <text:p text:style-name="P4">-------------------------------------------------------------------------------- </text:p>
      <text:p text:style-name="P4">A <text:s text:c="3"/>svn://puma/UM_svn/UM/branches/dev/emxin/vn7.3_Hg </text:p>
      <text:p text:style-name="P4">-------------------------------------------------------------------------------- </text:p>
      <text:p text:style-name="P4">Commit message is as follows: </text:p>
      <text:p text:style-name="P4">-------------------------------------------------------------------------------- </text:p>
      <text:p text:style-name="P4">first attempt to add Hg chemistry </text:p>
      <text:p text:style-name="P4">#535: Created /UM/branches/dev/emxin/vn7.3_Hg from /UM/trunk@1678. </text:p>
      <text:p text:style-name="P4">-------------------------------------------------------------------------------- </text:p>
      <text:p text:style-name="P4">Create the branch? </text:p>
      <text:p text:style-name="P4">Enter "y" or "n" (or just press &lt;return&gt; for "n") y </text:p>
      <text:p text:style-name="P4"/>
      <text:p text:style-name="P4">Committed revision 1263X(?, Xin). </text:p>
      <text:p text:style-name="P4">[info] Created: svn://puma/UM_svn/UM/branches/dev/emxin/vn7.3_Hg </text:p>
      <text:p text:style-name="P4"/>
      <text:p text:style-name="P4">3) third step: </text:p>
      <text:p text:style-name="P4">cd vn7.3_Hg </text:p>
      <text:p text:style-name="P4"/>
      <text:p text:style-name="P4">fcm checkout svn://puma/UM_svn/UM/branches/dev/emxin/vn7.3_Hg </text:p>
      <text:p text:style-name="P4"/>
      <text:p text:style-name="P4">4) merge </text:p>
      <text:p text:style-name="P4"/>
      <text:p text:style-name="P4">fcm merge fcm:um_br/dev/emxin/VN7.3_VN7.3_UKCA_CheM_vn1.1_CheSTBr_v2 @ </text:p>
      <text:p text:style-name="P4">11309 </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in Yang</meta:initial-creator>
    <meta:creation-date>2014-01-08T14:11:31</meta:creation-date>
    <dc:date>2014-01-10T12:06:05</dc:date>
    <meta:editing-duration>P1DT5H9M21S</meta:editing-duration>
    <meta:editing-cycles>11</meta:editing-cycles>
    <meta:generator>LibreOffice/3.4$Unix LibreOffice_project/340m1$Build-1206</meta:generator>
    <meta:document-statistic meta:table-count="0" meta:image-count="0" meta:object-count="0" meta:page-count="2" meta:paragraph-count="54" meta:word-count="468" meta:character-count="3669" meta:non-whitespace-character-count="3199"/>
  </office:meta>
</office:document-meta>
</file>